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1" svg:font-family="Arial"/>
    <style:font-face style:name="Arial" svg:font-family="Arial" style:font-pitch="variable"/>
    <style:font-face style:name="Liberation Serif1"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599cm" fo:min-width="0.599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387cm" fo:min-width="0.387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paragraph-properties style:writing-mode="lr-tb"/>
    </style:style>
    <style:style style:name="gr5" style:family="graphic" style:parent-style-name="standard">
      <style:graphic-properties draw:stroke="none" svg:stroke-color="#000000" draw:fill="none" draw:fill-color="#ffffff" fo:min-height="23cm"/>
      <style:paragraph-properties style:writing-mode="lr-tb"/>
    </style:style>
    <style:style style:name="P1" style:family="paragraph">
      <loext:graphic-properties draw:fill="solid" draw:fill-color="#ffffff"/>
    </style:style>
    <style:style style:name="P2" style:family="paragraph">
      <style:paragraph-properties fo:text-align="start" style:writing-mode="lr-tb"/>
    </style:style>
    <style:style style:name="P3" style:family="paragraph">
      <loext:graphic-properties draw:fill="none"/>
      <style:text-properties fo:font-size="17pt" style:font-size-asian="17pt" style:font-size-complex="17pt"/>
    </style:style>
    <style:style style:name="P4" style:family="paragraph">
      <loext:graphic-properties draw:fill="none"/>
      <style:text-properties fo:font-size="11pt" style:font-size-asian="11pt" style:font-size-complex="11pt"/>
    </style:style>
    <style:style style:name="P5" style:family="paragraph">
      <loext:graphic-properties draw:fill="none"/>
      <style:text-properties fo:font-size="14pt" style:font-size-asian="14pt" style:font-size-complex="14pt"/>
    </style:style>
    <style:style style:name="P6" style:family="paragraph">
      <loext:graphic-properties draw:fill="none" draw:fill-color="#ffffff"/>
    </style:style>
    <style:style style:name="T1" style:family="text">
      <style:text-properties fo:color="#000000" loext:opacity="100%" style:font-name="Arial1" fo:font-size="17pt" style:font-size-asian="17pt" style:font-name-complex="Arial1" style:font-size-complex="17pt"/>
    </style:style>
    <style:style style:name="T2" style:family="text">
      <style:text-properties fo:color="#000000" loext:opacity="100%" style:font-name="Arial1" fo:font-size="11pt" style:font-size-asian="11pt" style:font-name-complex="Arial1" style:font-size-complex="11pt"/>
    </style:style>
    <style:style style:name="T3" style:family="text">
      <style:text-properties fo:color="#000000" loext:opacity="100%" style:font-name="Arial1" fo:font-size="14pt" fo:font-weight="bold" style:font-size-asian="14pt" style:font-name-complex="Arial1" style:font-size-complex="14pt" style:font-weight-complex="bold"/>
    </style:style>
    <style:style style:name="T4" style:family="text">
      <style:text-properties fo:color="#222222" loext:opacity="100%" style:font-name="Arial1" fo:font-size="14pt" fo:font-weight="bold" style:font-size-asian="14pt" style:font-name-complex="Arial1"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1.59cm" svg:height="27.94cm" svg:x="0cm" svg:y="0cm" svg:viewBox="0 0 21591 27941" draw:points="0,0 21591,0 21591,27941 0,27941">
          <text:p/>
        </draw:polygon>
        <draw:frame draw:style-name="gr2" draw:text-style-name="P3" draw:layer="layout" svg:width="5.412cm" svg:height="0.674cm" svg:x="8.097cm" svg:y="10.584cm">
          <draw:text-box>
            <text:p text:style-name="P2"><text:span text:style-name="T1">DBMS - Mini Project</text:span></text:p>
          </draw:text-box>
        </draw:frame>
        <draw:frame draw:style-name="gr2" draw:text-style-name="P3" draw:layer="layout" svg:width="4.841cm" svg:height="0.674cm" svg:x="8.391cm" svg:y="11.377cm">
          <draw:text-box>
            <text:p text:style-name="P2"><text:span text:style-name="T1">Title of the Project</text:span></text:p>
          </draw:text-box>
        </draw:frame>
        <draw:frame draw:style-name="gr3" draw:text-style-name="P4" draw:layer="layout" svg:width="2.428cm" svg:height="0.433cm" svg:x="2.54cm" svg:y="23.219cm">
          <draw:text-box>
            <text:p text:style-name="P2"><text:span text:style-name="T2">Submitted By:</text:span></text:p>
          </draw:text-box>
        </draw:frame>
        <draw:frame draw:style-name="gr3" draw:text-style-name="P4" draw:layer="layout" svg:width="2.432cm" svg:height="0.433cm" svg:x="2.54cm" svg:y="23.732cm">
          <draw:text-box>
            <text:p text:style-name="P2"><text:span text:style-name="T2">H M Mythreya</text:span></text:p>
          </draw:text-box>
        </draw:frame>
        <draw:frame draw:style-name="gr3" draw:text-style-name="P4" draw:layer="layout" svg:width="3.194cm" svg:height="0.433cm" svg:x="2.54cm" svg:y="24.245cm">
          <draw:text-box>
            <text:p text:style-name="P2"><text:span text:style-name="T2">PES2UG20CS130</text:span></text:p>
          </draw:text-box>
        </draw:frame>
        <draw:frame draw:style-name="gr3" draw:text-style-name="P4" draw:layer="layout" svg:width="3.833cm" svg:height="0.433cm" svg:x="2.54cm" svg:y="24.759cm">
          <draw:text-box>
            <text:p text:style-name="P2"><text:span text:style-name="T2">V Semester Section C</text:span></text:p>
          </draw:text-box>
        </draw:frame>
      </draw:page>
      <draw:page draw:name="page2" draw:style-name="dp1" draw:master-page-name="master-page3">
        <draw:polygon draw:style-name="gr1" draw:text-style-name="P1" draw:layer="layout" svg:width="21.59cm" svg:height="27.94cm" svg:x="0cm" svg:y="0cm" svg:viewBox="0 0 21591 27941" draw:points="0,0 21591,0 21591,27941 0,27941">
          <text:p/>
        </draw:polygon>
        <draw:frame draw:style-name="gr4" draw:text-style-name="P5" draw:layer="layout" svg:width="10.238cm" svg:height="0.556cm" svg:x="5.694cm" svg:y="2.556cm">
          <draw:text-box>
            <text:p text:style-name="P2"><text:span text:style-name="T3">Short <text:s/>Description and Scope of the Project</text:span></text:p>
          </draw:text-box>
        </draw:frame>
        <draw:frame draw:style-name="gr5" draw:text-style-name="P6" draw:layer="layout" svg:width="20.25cm" svg:height="23cm" svg:x="0.75cm" svg:y="4.25cm">
          <draw:text-box>
            <text:p>Gym Management system. A simple website and database to handle gym subscriptions. The website has register and login features allowing members to create accounts and buy a package. The website can also be used to book sessions and see trainer schedules. On the admin side, the website can be used to edit packages, users, control the schedule, add new packages, etc.</text:p>
            <text:p/>
            <text:p>Scope:</text:p>
            <text:p/>
            <text:p>Can help gym businesses keep track of schedules, members, trainers, packages, etc. Editing packages and plans can be done easily in the frontend itself if logged in as admin, this can enable trainers to directly change schedules or plans without having to know any sql programming</text:p>
          </draw:text-box>
        </draw:frame>
      </draw:page>
      <draw:page draw:name="page3" draw:style-name="dp1" draw:master-page-name="master-page3">
        <draw:polygon draw:style-name="gr1" draw:text-style-name="P1" draw:layer="layout" svg:width="21.59cm" svg:height="27.94cm" svg:x="0cm" svg:y="0cm" svg:viewBox="0 0 21591 27941" draw:points="0,0 21591,0 21591,27941 0,27941">
          <text:p/>
        </draw:polygon>
        <draw:frame draw:style-name="gr4" draw:text-style-name="P5" draw:layer="layout" svg:width="2.809cm" svg:height="0.556cm" svg:x="9.396cm" svg:y="2.556cm">
          <draw:text-box>
            <text:p text:style-name="P2"><text:span text:style-name="T3">ER Diagram</text:span></text:p>
          </draw:text-box>
        </draw:frame>
      </draw:page>
      <draw:page draw:name="page4" draw:style-name="dp1" draw:master-page-name="master-page3">
        <draw:polygon draw:style-name="gr1" draw:text-style-name="P1" draw:layer="layout" svg:width="21.59cm" svg:height="27.94cm" svg:x="0cm" svg:y="0cm" svg:viewBox="0 0 21591 27941" draw:points="0,0 21591,0 21591,27941 0,27941">
          <text:p/>
        </draw:polygon>
        <draw:frame draw:style-name="gr4" draw:text-style-name="P5" draw:layer="layout" svg:width="4.405cm" svg:height="0.556cm" svg:x="8.6cm" svg:y="2.556cm">
          <draw:text-box>
            <text:p text:style-name="P2"><text:span text:style-name="T4">Relational Schema</text:span></text:p>
          </draw:text-box>
        </draw:frame>
      </draw:page>
      <draw:page draw:name="page5" draw:style-name="dp1" draw:master-page-name="master-page3">
        <draw:polygon draw:style-name="gr1" draw:text-style-name="P1" draw:layer="layout" svg:width="21.59cm" svg:height="27.94cm" svg:x="0cm" svg:y="0cm" svg:viewBox="0 0 21591 27941" draw:points="0,0 21591,0 21591,27941 0,27941">
          <text:p/>
        </draw:polygon>
        <draw:frame draw:style-name="gr4" draw:text-style-name="P5" draw:layer="layout" svg:width="9.489cm" svg:height="0.556cm" svg:x="6.064cm" svg:y="2.556cm">
          <draw:text-box>
            <text:p text:style-name="P2"><text:span text:style-name="T4">DDL statements - <text:s/>Building the database</text:span></text:p>
          </draw:text-box>
        </draw:frame>
      </draw:page>
      <draw:page draw:name="page6" draw:style-name="dp1" draw:master-page-name="master-page3">
        <draw:polygon draw:style-name="gr1" draw:text-style-name="P1" draw:layer="layout" svg:width="21.59cm" svg:height="27.94cm" svg:x="0cm" svg:y="0cm" svg:viewBox="0 0 21591 27941" draw:points="0,0 21591,0 21591,27941 0,27941">
          <text:p/>
        </draw:polygon>
        <draw:frame draw:style-name="gr4" draw:text-style-name="P5" draw:layer="layout" svg:width="5.772cm" svg:height="0.556cm" svg:x="7.915cm" svg:y="2.556cm">
          <draw:text-box>
            <text:p text:style-name="P2"><text:span text:style-name="T4">Populating the Database</text:span></text:p>
          </draw:text-box>
        </draw:frame>
      </draw:page>
      <draw:page draw:name="page7" draw:style-name="dp1" draw:master-page-name="master-page3">
        <draw:polygon draw:style-name="gr1" draw:text-style-name="P1" draw:layer="layout" svg:width="21.59cm" svg:height="27.94cm" svg:x="0cm" svg:y="0cm" svg:viewBox="0 0 21591 27941" draw:points="0,0 21591,0 21591,27941 0,27941">
          <text:p/>
        </draw:polygon>
        <draw:frame draw:style-name="gr4" draw:text-style-name="P5" draw:layer="layout" svg:width="3.003cm" svg:height="0.556cm" svg:x="9.3cm" svg:y="2.556cm">
          <draw:text-box>
            <text:p text:style-name="P2"><text:span text:style-name="T3">Join Queries</text:span></text:p>
          </draw:text-box>
        </draw:frame>
        <draw:frame draw:style-name="gr3" draw:text-style-name="P4" draw:layer="layout" svg:width="5.582cm" svg:height="0.433cm" svg:x="2.54cm" svg:y="3.859cm">
          <draw:text-box>
            <text:p text:style-name="P2"><text:span text:style-name="T2">Showcase at least 4 join queries</text:span></text:p>
          </draw:text-box>
        </draw:frame>
        <draw:frame draw:style-name="gr3" draw:text-style-name="P4" draw:layer="layout" svg:width="14.615cm" svg:height="0.433cm" svg:x="2.54cm" svg:y="4.372cm">
          <draw:text-box>
            <text:p text:style-name="P2"><text:span text:style-name="T2">Write the query in English Language, Show the equivalent SQL statement and also a</text:span></text:p>
          </draw:text-box>
        </draw:frame>
        <draw:frame draw:style-name="gr3" draw:text-style-name="P4" draw:layer="layout" svg:width="6.746cm" svg:height="0.433cm" svg:x="2.54cm" svg:y="4.885cm">
          <draw:text-box>
            <text:p text:style-name="P2"><text:span text:style-name="T2">screenshot of the query and the results</text:span></text:p>
          </draw:text-box>
        </draw:frame>
      </draw:page>
      <draw:page draw:name="page8" draw:style-name="dp1" draw:master-page-name="master-page3">
        <draw:polygon draw:style-name="gr1" draw:text-style-name="P1" draw:layer="layout" svg:width="21.59cm" svg:height="27.94cm" svg:x="0cm" svg:y="0cm" svg:viewBox="0 0 21591 27941" draw:points="0,0 21591,0 21591,27941 0,27941">
          <text:p/>
        </draw:polygon>
        <draw:frame draw:style-name="gr4" draw:text-style-name="P5" draw:layer="layout" svg:width="4.942cm" svg:height="0.556cm" svg:x="8.327cm" svg:y="4.516cm">
          <draw:text-box>
            <text:p text:style-name="P2"><text:span text:style-name="T3">Aggregate Functions</text:span></text:p>
          </draw:text-box>
        </draw:frame>
        <draw:frame draw:style-name="gr3" draw:text-style-name="P4" draw:layer="layout" svg:width="8.249cm" svg:height="0.433cm" svg:x="2.54cm" svg:y="5.818cm">
          <draw:text-box>
            <text:p text:style-name="P2"><text:span text:style-name="T2">Showcase at least 4 Aggregate function queries</text:span></text:p>
          </draw:text-box>
        </draw:frame>
        <draw:frame draw:style-name="gr3" draw:text-style-name="P4" draw:layer="layout" svg:width="14.615cm" svg:height="0.433cm" svg:x="2.54cm" svg:y="6.332cm">
          <draw:text-box>
            <text:p text:style-name="P2"><text:span text:style-name="T2">Write the query in English Language, Show the equivalent SQL statement and also a</text:span></text:p>
          </draw:text-box>
        </draw:frame>
        <draw:frame draw:style-name="gr3" draw:text-style-name="P4" draw:layer="layout" svg:width="6.746cm" svg:height="0.433cm" svg:x="2.54cm" svg:y="6.845cm">
          <draw:text-box>
            <text:p text:style-name="P2"><text:span text:style-name="T2">screenshot of the query and the results</text:span></text:p>
          </draw:text-box>
        </draw:frame>
      </draw:page>
      <draw:page draw:name="page9" draw:style-name="dp1" draw:master-page-name="master-page3">
        <draw:polygon draw:style-name="gr1" draw:text-style-name="P1" draw:layer="layout" svg:width="21.59cm" svg:height="27.94cm" svg:x="0cm" svg:y="0cm" svg:viewBox="0 0 21591 27941" draw:points="0,0 21591,0 21591,27941 0,27941">
          <text:p/>
        </draw:polygon>
        <draw:frame draw:style-name="gr4" draw:text-style-name="P5" draw:layer="layout" svg:width="3.524cm" svg:height="0.556cm" svg:x="9.04cm" svg:y="5.822cm">
          <draw:text-box>
            <text:p text:style-name="P2"><text:span text:style-name="T3">Set Operations</text:span></text:p>
          </draw:text-box>
        </draw:frame>
        <draw:frame draw:style-name="gr3" draw:text-style-name="P4" draw:layer="layout" svg:width="7.58cm" svg:height="0.433cm" svg:x="2.54cm" svg:y="6.471cm">
          <draw:text-box>
            <text:p text:style-name="P2"><text:span text:style-name="T2">Showcase at least 4 Set Operations queries</text:span></text:p>
          </draw:text-box>
        </draw:frame>
        <draw:frame draw:style-name="gr3" draw:text-style-name="P4" draw:layer="layout" svg:width="14.615cm" svg:height="0.433cm" svg:x="2.54cm" svg:y="6.985cm">
          <draw:text-box>
            <text:p text:style-name="P2"><text:span text:style-name="T2">Write the query in English Language, Show the equivalent SQL statement and also a</text:span></text:p>
          </draw:text-box>
        </draw:frame>
        <draw:frame draw:style-name="gr3" draw:text-style-name="P4" draw:layer="layout" svg:width="6.746cm" svg:height="0.433cm" svg:x="2.54cm" svg:y="7.498cm">
          <draw:text-box>
            <text:p text:style-name="P2"><text:span text:style-name="T2">screenshot of the query and the results</text:span></text:p>
          </draw:text-box>
        </draw:frame>
      </draw:page>
      <draw:page draw:name="page10" draw:style-name="dp1" draw:master-page-name="master-page3">
        <draw:polygon draw:style-name="gr1" draw:text-style-name="P1" draw:layer="layout" svg:width="21.59cm" svg:height="27.94cm" svg:x="0cm" svg:y="0cm" svg:viewBox="0 0 21591 27941" draw:points="0,0 21591,0 21591,27941 0,27941">
          <text:p/>
        </draw:polygon>
        <draw:frame draw:style-name="gr4" draw:text-style-name="P5" draw:layer="layout" svg:width="6.238cm" svg:height="0.556cm" svg:x="7.682cm" svg:y="2.556cm">
          <draw:text-box>
            <text:p text:style-name="P2"><text:span text:style-name="T3">Functions and Procedures</text:span></text:p>
          </draw:text-box>
        </draw:frame>
        <draw:frame draw:style-name="gr3" draw:text-style-name="P4" draw:layer="layout" svg:width="15.56cm" svg:height="0.433cm" svg:x="2.54cm" svg:y="3.206cm">
          <draw:text-box>
            <text:p text:style-name="P2"><text:span text:style-name="T2">Create a Function and Procedure. State the objective of the function / Procedure. Run and</text:span></text:p>
          </draw:text-box>
        </draw:frame>
        <draw:frame draw:style-name="gr3" draw:text-style-name="P4" draw:layer="layout" svg:width="3.228cm" svg:height="0.433cm" svg:x="2.54cm" svg:y="3.719cm">
          <draw:text-box>
            <text:p text:style-name="P2"><text:span text:style-name="T2">display the results.</text:span></text:p>
          </draw:text-box>
        </draw:frame>
      </draw:page>
      <draw:page draw:name="page11" draw:style-name="dp1" draw:master-page-name="master-page3">
        <draw:polygon draw:style-name="gr1" draw:text-style-name="P1" draw:layer="layout" svg:width="21.59cm" svg:height="27.94cm" svg:x="0cm" svg:y="0cm" svg:viewBox="0 0 21591 27941" draw:points="0,0 21591,0 21591,27941 0,27941">
          <text:p/>
        </draw:polygon>
        <draw:frame draw:style-name="gr4" draw:text-style-name="P5" draw:layer="layout" svg:width="5.035cm" svg:height="0.556cm" svg:x="8.299cm" svg:y="3.209cm">
          <draw:text-box>
            <text:p text:style-name="P2"><text:span text:style-name="T3">Triggers and Cursors</text:span></text:p>
          </draw:text-box>
        </draw:frame>
        <draw:frame draw:style-name="gr3" draw:text-style-name="P4" draw:layer="layout" svg:width="13.98cm" svg:height="0.433cm" svg:x="2.54cm" svg:y="3.859cm">
          <draw:text-box>
            <text:p text:style-name="P2"><text:span text:style-name="T2">Create a Trigger <text:s/>and <text:s/>a Cursor. State the objective. <text:s/>Run and display the results.</text:span></text:p>
          </draw:text-box>
        </draw:frame>
      </draw:page>
      <draw:page draw:name="page12" draw:style-name="dp1" draw:master-page-name="master-page3">
        <draw:polygon draw:style-name="gr1" draw:text-style-name="P1" draw:layer="layout" svg:width="21.59cm" svg:height="27.94cm" svg:x="0cm" svg:y="0cm" svg:viewBox="0 0 21591 27941" draw:points="0,0 21591,0 21591,27941 0,27941">
          <text:p/>
        </draw:polygon>
        <draw:frame draw:style-name="gr4" draw:text-style-name="P5" draw:layer="layout" svg:width="5.357cm" svg:height="0.556cm" svg:x="8.121cm" svg:y="3.863cm">
          <draw:text-box>
            <text:p text:style-name="P2"><text:span text:style-name="T3">Developing a Frontend</text:span></text:p>
          </draw:text-box>
        </draw:frame>
        <draw:frame draw:style-name="gr3" draw:text-style-name="P4" draw:layer="layout" svg:width="4.875cm" svg:height="0.433cm" svg:x="2.54cm" svg:y="5.165cm">
          <draw:text-box>
            <text:p text:style-name="P2"><text:span text:style-name="T2">The frontend should support</text:span></text:p>
          </draw:text-box>
        </draw:frame>
        <draw:frame draw:style-name="gr3" draw:text-style-name="P4" draw:layer="layout" svg:width="0.387cm" svg:height="0.433cm" svg:x="3.175cm" svg:y="5.678cm">
          <draw:text-box>
            <text:p text:style-name="P2"><text:span text:style-name="T2">1.</text:span></text:p>
          </draw:text-box>
        </draw:frame>
        <draw:frame draw:style-name="gr3" draw:text-style-name="P4" draw:layer="layout" svg:width="11.779cm" svg:height="0.433cm" svg:x="3.81cm" svg:y="5.678cm">
          <draw:text-box>
            <text:p text:style-name="P2"><text:span text:style-name="T2">Addition, Modification and Deletion of records from any chosen table</text:span></text:p>
          </draw:text-box>
        </draw:frame>
        <draw:frame draw:style-name="gr3" draw:text-style-name="P4" draw:layer="layout" svg:width="0.387cm" svg:height="0.433cm" svg:x="3.175cm" svg:y="6.192cm">
          <draw:text-box>
            <text:p text:style-name="P2"><text:span text:style-name="T2">2.</text:span></text:p>
          </draw:text-box>
        </draw:frame>
        <draw:frame draw:style-name="gr3" draw:text-style-name="P4" draw:layer="layout" svg:width="15.119cm" svg:height="0.433cm" svg:x="3.81cm" svg:y="6.192cm">
          <draw:text-box>
            <text:p text:style-name="P2"><text:span text:style-name="T2">There should be an window to accept and run any SQL statement and display the result</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1" svg:font-family="Arial"/>
    <style:font-face style:name="Arial" svg:font-family="Arial" style:font-pitch="variable"/>
    <style:font-face style:name="Liberation Serif1"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11-30T22:14:27.054000000</dc:date>
    <meta:editing-duration>PT6M26S</meta:editing-duration>
    <meta:editing-cycles>1</meta:editing-cycles>
    <meta:generator>LibreOffice/7.0.4.2$Windows_X86_64 LibreOffice_project/dcf040e67528d9187c66b2379df5ea4407429775</meta:generator>
    <meta:document-statistic meta:object-count="47"/>
  </office:meta>
</office:document-meta>
</file>